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DemiLight" svg:font-family="'Noto Sans CJK SC DemiLight'"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2"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style:writing-mode="lr-tb">
        <style:tab-stops>
          <style:tab-stop style:position="2.4791in"/>
        </style:tab-stops>
      </style:paragraph-properties>
      <style:text-properties fo:hyphenate="false" fo:hyphenation-remain-char-count="2" fo:hyphenation-push-char-count="2"/>
    </style:style>
    <style:style style:name="P3"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style:writing-mode="lr-tb">
        <style:tab-stops>
          <style:tab-stop style:position="22in"/>
        </style:tab-stops>
      </style:paragraph-properties>
      <style:text-properties fo:hyphenate="false" fo:hyphenation-remain-char-count="2" fo:hyphenation-push-char-count="2"/>
    </style:style>
    <style:style style:name="P4"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fo:break-before="page" fo:keep-with-next="always" style:writing-mode="lr-tb"/>
      <style:text-properties fo:hyphenate="false" fo:hyphenation-remain-char-count="2" fo:hyphenation-push-char-count="2"/>
    </style:style>
    <style:style style:name="P5"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fo:keep-with-next="always" style:writing-mode="lr-tb">
        <style:tab-stops>
          <style:tab-stop style:position="2.4791in"/>
        </style:tab-stops>
      </style:paragraph-properties>
      <style:text-properties fo:hyphenate="false" fo:hyphenation-remain-char-count="2" fo:hyphenation-push-char-count="2"/>
    </style:style>
    <style:style style:name="P6"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fo:keep-with-next="always" style:writing-mode="lr-tb"/>
      <style:text-properties fo:hyphenate="false" fo:hyphenation-remain-char-count="2" fo:hyphenation-push-char-count="2"/>
    </style:style>
    <style:style style:name="P7"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fo:keep-with-next="always" style:writing-mode="lr-tb">
        <style:tab-stops>
          <style:tab-stop style:position="2.4898in"/>
        </style:tab-stops>
      </style:paragraph-properties>
      <style:text-properties fo:hyphenate="false" fo:hyphenation-remain-char-count="2" fo:hyphenation-push-char-count="2"/>
    </style:style>
    <style:style style:name="P8"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fo:keep-with-next="always" style:writing-mode="lr-tb">
        <style:tab-stops>
          <style:tab-stop style:position="2.5in"/>
        </style:tab-stops>
      </style:paragraph-properties>
      <style:text-properties fo:hyphenate="false" fo:hyphenation-remain-char-count="2" fo:hyphenation-push-char-count="2"/>
    </style:style>
    <style:style style:name="P9" style:family="paragraph" style:parent-style-name="Standard" style:master-pag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style:page-number="auto" style:writing-mode="lr-tb"/>
      <style:text-properties fo:hyphenate="false" fo:hyphenation-remain-char-count="2" fo:hyphenation-push-char-count="2"/>
    </style:style>
    <style:style style:name="P10" style:family="paragraph" style:parent-style-name="Standard">
      <style:paragraph-properties fo:margin-left="3in" fo:margin-right="0in" fo:margin-top="0.0799in" fo:margin-bottom="0.0799in" loext:contextual-spacing="false" fo:line-height="120%" fo:text-align="start" style:justify-single-word="false" fo:orphans="2" fo:widows="2" fo:hyphenation-ladder-count="no-limit" fo:text-indent="0in" style:auto-text-indent="false" style:writing-mode="lr-tb"/>
      <style:text-properties fo:font-weight="normal" style:font-weight-asian="normal" fo:hyphenate="false" fo:hyphenation-remain-char-count="2" fo:hyphenation-push-char-count="2"/>
    </style:style>
    <style:style style:name="P11" style:family="paragraph" style:parent-style-name="Standard">
      <style:paragraph-properties fo:margin-left="3in" fo:margin-right="0in" fo:margin-top="0.0799in" fo:margin-bottom="0.0799in" loext:contextual-spacing="false" fo:line-height="120%" fo:text-align="start" style:justify-single-word="false" fo:orphans="2" fo:widows="2" fo:hyphenation-ladder-count="no-limit" fo:text-indent="-2.5in" style:auto-text-indent="false" style:writing-mode="lr-tb">
        <style:tab-stops>
          <style:tab-stop style:position="0in"/>
        </style:tab-stops>
      </style:paragraph-properties>
      <style:text-properties fo:hyphenate="false" fo:hyphenation-remain-char-count="2" fo:hyphenation-push-char-count="2"/>
    </style:style>
    <style:style style:name="P12" style:family="paragraph" style:parent-style-name="Standard">
      <style:paragraph-properties fo:margin-left="0in" fo:margin-right="0in" fo:margin-top="0.0799in" fo:margin-bottom="0.0799in" loext:contextual-spacing="false" fo:line-height="12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13" style:family="paragraph" style:parent-style-name="Standard">
      <style:paragraph-properties fo:margin-left="0in" fo:margin-right="0in" fo:margin-top="0.0799in" fo:margin-bottom="0.0799in" loext:contextual-spacing="false" fo:line-height="120%" fo:text-align="start" style:justify-single-word="false" fo:orphans="2" fo:widows="2" fo:hyphenation-ladder-count="no-limit" fo:text-indent="0in" style:auto-text-indent="false" style:writing-mode="lr-tb">
        <style:tab-stops>
          <style:tab-stop style:position="1.4791in"/>
        </style:tab-stops>
      </style:paragraph-properties>
      <style:text-properties fo:hyphenate="false" fo:hyphenation-remain-char-count="2" fo:hyphenation-push-char-count="2"/>
    </style:style>
    <style:style style:name="P14" style:family="paragraph" style:parent-style-name="Standard">
      <style:paragraph-properties fo:margin-left="0in" fo:margin-right="0in" fo:margin-top="0.0799in" fo:margin-bottom="0.0799in" loext:contextual-spacing="false" fo:line-height="120%" fo:text-align="start" style:justify-single-word="false" fo:orphans="2" fo:widows="2" fo:hyphenation-ladder-count="no-limit" fo:text-indent="0in" style:auto-text-indent="false" fo:break-before="page" style:writing-mode="lr-tb"/>
      <style:text-properties fo:hyphenate="false" fo:hyphenation-remain-char-count="2" fo:hyphenation-push-char-count="2"/>
    </style:style>
    <style:style style:name="P15" style:family="paragraph" style:parent-style-name="Standard">
      <style:paragraph-properties fo:margin-left="0.5in" fo:margin-right="0in" fo:margin-top="0.0799in" fo:margin-bottom="0.0799in" loext: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style:style>
    <style:style style:name="P16" style:family="paragraph" style:parent-style-name="Standard">
      <style:paragraph-properties fo:margin-left="0.5in" fo:margin-right="0in" fo:margin-top="0.0799in" fo:margin-bottom="0.0799in" loext:contextual-spacing="false" fo:line-height="120%" fo:text-align="start" style:justify-single-word="false" fo:orphans="2" fo:widows="2" fo:hyphenation-ladder-count="no-limit" fo:text-indent="-0.5in" style:auto-text-indent="false" fo:keep-with-next="always" style:writing-mode="lr-tb"/>
      <style:text-properties fo:hyphenate="false" fo:hyphenation-remain-char-count="2" fo:hyphenation-push-char-count="2"/>
    </style:style>
    <style:style style:name="P17" style:family="paragraph" style:parent-style-name="Standard">
      <style:paragraph-properties fo:margin-left="1in" fo:margin-right="0in" fo:margin-top="0.0799in" fo:margin-bottom="0.0799in" loext: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style:style>
    <style:style style:name="P18" style:family="paragraph" style:parent-style-name="Standard">
      <style:paragraph-properties fo:margin-left="1in" fo:margin-right="0in" fo:margin-top="0.0799in" fo:margin-bottom="0.0799in" loext:contextual-spacing="false" fo:line-height="120%" fo:text-align="start" style:justify-single-word="false" fo:orphans="2" fo:widows="2" fo:hyphenation-ladder-count="no-limit" fo:text-indent="-0.5in" style:auto-text-indent="false" fo:keep-with-next="always" style:writing-mode="lr-tb"/>
      <style:text-properties fo:hyphenate="false" fo:hyphenation-remain-char-count="2" fo:hyphenation-push-char-count="2"/>
    </style:style>
    <style:style style:name="P19" style:family="paragraph" style:parent-style-name="Standard">
      <style:paragraph-properties fo:margin-left="1.5in" fo:margin-right="0in" fo:margin-top="0.0799in" fo:margin-bottom="0.0799in" loext: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style:style>
    <style:style style:name="P20" style:family="paragraph" style:parent-style-name="Standard">
      <style:paragraph-properties fo:margin-left="2in" fo:margin-right="0in" fo:margin-top="0.0799in" fo:margin-bottom="0.0799in" loext: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style:style>
    <style:style style:name="P21" style:family="paragraph" style:parent-style-name="Standard">
      <style:paragraph-properties fo:margin-left="1in" fo:margin-right="0in" fo:margin-top="0.0799in" fo:margin-bottom="0.0799in" loext:contextual-spacing="false" fo:line-height="12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22" style:family="paragraph" style:parent-style-name="Standard">
      <style:paragraph-properties fo:margin-top="0.0799in" fo:margin-bottom="0.0799in" loext:contextual-spacing="false" fo:line-height="120%" fo:text-align="start" style:justify-single-word="false" fo:orphans="2" fo:widows="2" fo:hyphenation-ladder-count="no-limit" style:writing-mode="lr-tb"/>
      <style:text-properties fo:hyphenate="false" fo:hyphenation-remain-char-count="2" fo:hyphenation-push-char-count="2"/>
    </style:style>
    <style:style style:name="P23" style:family="paragraph" style:parent-style-name="Standard">
      <style:paragraph-properties fo:margin-left="3in" fo:margin-right="0.5in" fo:margin-top="0.0799in" fo:margin-bottom="0.0799in" loext:contextual-spacing="false" fo:line-height="120%" fo:text-align="start" style:justify-single-word="false" fo:orphans="2" fo:widows="2" fo:hyphenation-ladder-count="no-limit" fo:text-indent="-2.5in" style:auto-text-indent="false" fo:keep-with-next="always" style:writing-mode="lr-tb">
        <style:tab-stops>
          <style:tab-stop style:position="3in"/>
          <style:tab-stop style:position="6in"/>
        </style:tab-stops>
      </style:paragraph-properties>
      <style:text-properties fo:hyphenate="false" fo:hyphenation-remain-char-count="2" fo:hyphenation-push-char-count="2"/>
    </style:style>
    <style:style style:name="P24" style:family="paragraph" style:parent-style-name="Standard">
      <style:paragraph-properties fo:margin-left="3in" fo:margin-right="0.5in" fo:margin-top="0.0799in" fo:margin-bottom="0.0799in" loext:contextual-spacing="false" fo:line-height="120%" fo:text-align="start" style:justify-single-word="false" fo:orphans="2" fo:widows="2" fo:hyphenation-ladder-count="no-limit" fo:text-indent="-2.5in" style:auto-text-indent="false" fo:keep-with-next="always" style:writing-mode="lr-tb">
        <style:tab-stops>
          <style:tab-stop style:position="3in"/>
        </style:tab-stops>
      </style:paragraph-properties>
      <style:text-properties fo:hyphenate="false" fo:hyphenation-remain-char-count="2" fo:hyphenation-push-char-count="2"/>
    </style:style>
    <style:style style:name="P25" style:family="paragraph" style:parent-style-name="Standard">
      <style:paragraph-properties fo:margin-left="3in" fo:margin-right="0.5in" fo:margin-top="0.0799in" fo:margin-bottom="0.0799in" loext:contextual-spacing="false" fo:line-height="120%" fo:text-align="start" style:justify-single-word="false" fo:orphans="2" fo:widows="2" fo:hyphenation-ladder-count="no-limit" fo:text-indent="-2.5in" style:auto-text-indent="false" style:writing-mode="lr-tb">
        <style:tab-stops>
          <style:tab-stop style:position="3in"/>
        </style:tab-stops>
      </style:paragraph-properties>
      <style:text-properties fo:hyphenate="false" fo:hyphenation-remain-char-count="2" fo:hyphenation-push-char-count="2"/>
    </style:style>
    <style:style style:name="P26" style:family="paragraph" style:parent-style-name="Standard">
      <style:paragraph-properties fo:margin-left="0.5in" fo:margin-right="1in" fo:margin-top="0.0799in" fo:margin-bottom="0.0799in" loext:contextual-spacing="false" fo:line-height="12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27" style:family="paragraph" style:parent-style-name="Standard">
      <style:paragraph-properties fo:margin-left="3.5in" fo:margin-right="0in" fo:margin-top="0.0799in" fo:margin-bottom="0.0799in" loext:contextual-spacing="false" fo:line-height="120%" fo:text-align="start" style:justify-single-word="false" fo:orphans="2" fo:widows="2" fo:hyphenation-ladder-count="no-limit" fo:text-indent="-3.5in" style:auto-text-indent="false" style:writing-mode="lr-tb">
        <style:tab-stops>
          <style:tab-stop style:position="3.5in"/>
        </style:tab-stops>
      </style:paragraph-properties>
      <style:text-properties fo:hyphenate="false" fo:hyphenation-remain-char-count="2" fo:hyphenation-push-char-count="2"/>
    </style:style>
    <style:style style:name="P28" style:family="paragraph" style:parent-style-name="Footer">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hyphenate="false" fo:hyphenation-remain-char-count="2" fo:hyphenation-push-char-count="2"/>
    </style:style>
    <style:style style:name="T1" style:family="text">
      <style:text-properties style:text-underline-style="none"/>
    </style:style>
    <style:style style:name="T2" style:family="text">
      <style:text-properties style:text-underline-style="none" fo:font-weight="bold" style:font-weight-asian="bold"/>
    </style:style>
    <style:style style:name="T3" style:family="text">
      <style:text-properties style:text-underline-style="none" fo:font-weight="normal" style:font-weight-asian="normal"/>
    </style:style>
    <style:style style:name="T4" style:family="text">
      <style:text-properties fo:font-weight="bold" style:font-weight-asian="bold"/>
    </style:style>
    <style:style style:name="T5" style:family="text">
      <style:text-properties fo:font-style="italic" style:text-underline-style="none" style:font-style-asian="italic"/>
    </style:style>
    <style:style style:name="T6" style:family="text">
      <style:text-properties fo:font-style="normal" style:text-underline-style="none" fo:font-weight="bold" style:font-style-asian="normal" style:font-weight-asian="bold"/>
    </style:style>
    <style:style style:name="T7" style:family="text">
      <style:text-properties fo:color="#00000a" style:font-name="Times New Roman" fo:font-size="10pt" fo:language="en" fo:country="US" style:letter-kerning="true" style:font-name-asian="Liberation Serif1" style:font-size-asian="10pt" style:language-asian="ar" style:country-asian="SA"/>
    </style:style>
    <style:style style:name="T8"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Standard Form Certificate</text:span></text:p>
      <text:p text:style-name="P1"><text:span text:style-name="T3">Apart from the purpose and governing law state that I have filled in below, I certify that the following proposed terms are exactly the same as </text:span><text:span text:style-name="T2">The Canting Tribe NDA version 2.0.0-draft1 </text:span><text:span text:style-name="T3">published at </text:span><text:bookmark-start text:name="__DdeLink__410_786917921"/><text:span text:style-name="T3">https://nda.cantingtribe.com</text:span><text:bookmark-end text:name="__DdeLink__410_786917921"/><text:span text:style-name="T3">.</text:span><text:line-break/></text:p>
      <text:p text:style-name="P1"><text:line-break/>Signature:</text:p>
      <text:p text:style-name="P1">Name:</text:p>
      <text:p text:style-name="P1">Date:</text:p>
      <text:p text:style-name="P1"><text:span text:style-name="T3">E-Mail:</text:span></text:p>
      <text:p text:style-name="P10"/>
      <text:p text:style-name="P11"><text:span text:style-name="T4">Purpose</text:span>:<text:tab/>[State the purpose for sharing confidential information.]</text:p>
      <text:p text:style-name="P12"/>
      <text:p text:style-name="P12"/>
      <text:p text:style-name="P11"><text:span text:style-name="T4">State Law</text:span>:<text:tab/><text:span text:style-name="T3">[Name the state whose law will govern the agreement.]</text:span></text:p>
      <text:p text:style-name="P14"><text:span text:style-name="T2">The Canting Tribe NDA</text:span></text:p>
      <text:p text:style-name="P12"><text:span text:style-name="T2">Version 2.0.0-draft1</text:span></text:p>
      <text:p text:style-name="P12"><text:span text:style-name="T1">The parties agree:</text:span></text:p>
      <text:p text:style-name="P15"><text:span text:style-name="T1">1.</text:span><text:tab/><text:span text:style-name="T2">Mutual Nondisclosure</text:span><text:span text:style-name="T1">. “</text:span><text:span text:style-name="T2">Disclosing Party</text:span><text:span text:style-name="T3">”</text:span><text:span text:style-name="T1"> describes each party with respect to Confidential Information it discloses to the other party. “</text:span><text:span text:style-name="T2">Receiving Party</text:span><text:span text:style-name="T1">” describes each party with respect to Confidential Information it receives from the other party.</text:span></text:p>
      <text:p text:style-name="P15"><text:span text:style-name="T1">2.</text:span><text:tab/><text:span text:style-name="T2">Purpose</text:span><text:span text:style-name="T1">. The parties anticipate disclosure of Confidential Information for the purpose on the accompanying standard form certificate (the “</text:span><text:span text:style-name="T2">Purpose</text:span><text:span text:style-name="T1">”).</text:span></text:p>
      <text:p text:style-name="P16"><text:span text:style-name="T1">3.</text:span><text:tab/><text:span text:style-name="T2">Confidential Information</text:span><text:span text:style-name="T1">.</text:span></text:p>
      <text:p text:style-name="P17"><text:span text:style-name="T1">(a)</text:span><text:tab/><text:span text:style-name="T2">Categories of Confidential Information</text:span><text:span text:style-name="T1">. Subject to </text:span><text:span text:style-name="T5">Section 3(b)</text:span><text:span text:style-name="T1"> (Exclusions from Confidential Information), “</text:span><text:span text:style-name="T2">Confidential Information</text:span><text:span text:style-name="T1">” means the following kinds of information:</text:span></text:p>
      <text:p text:style-name="P19"><text:span text:style-name="T1">(i)</text:span><text:tab/><text:span text:style-name="T1">information disclosed by Disclosing Party during the term of this agreement that is related to the business of Disclosing Party;</text:span></text:p>
      <text:p text:style-name="P19"><text:span text:style-name="T1">(ii)</text:span><text:tab/><text:span text:style-name="T1">the fact that the parties are pursuing the Purpose;</text:span></text:p>
      <text:p text:style-name="P19"><text:span text:style-name="T1">(iii)</text:span><text:tab/><text:span text:style-name="T1">the terms of this agreement;</text:span></text:p>
      <text:p text:style-name="P19"><text:span text:style-name="T1">(iv)</text:span><text:tab/><text:span text:style-name="T1">the fact that the parties have entered into this agreement; and</text:span></text:p>
      <text:p text:style-name="P19"><text:span text:style-name="T1">(v)</text:span><text:tab/><text:span text:style-name="T1">other information derived from these kinds of information.</text:span></text:p>
      <text:p text:style-name="P18"><text:span text:style-name="T1">(b)</text:span><text:tab/><text:span text:style-name="T2">Exclusions from Confidential Information</text:span><text:span text:style-name="T1">.</text:span></text:p>
      <text:p text:style-name="P19"><text:span text:style-name="T1">(i)</text:span><text:tab/><text:span text:style-name="T2">Public Information</text:span><text:span text:style-name="T1">. Information that is now public is not Confidential Information. Confidential Information that becomes public, other than as a result of breach of this agreement, ceases to be Confidential Information.</text:span></text:p>
      <text:p text:style-name="P19"><text:span text:style-name="T1">(ii)</text:span><text:tab/><text:span text:style-name="T2">Otherwise Acquired Information</text:span><text:span text:style-name="T1">. Information that Receiving Party receives other than from Disclosing Party is not Confidential Information, unless the disclosure breached a confidentiality obligation to Disclosing Party that Disclosing Party made known to Receiving Party.</text:span></text:p>
      <text:p text:style-name="P19"><text:span text:style-name="T1">(iii)</text:span><text:tab/><text:span text:style-name="T2">Independently Developed Information</text:span><text:span text:style-name="T1">. Information Receiving Party develops independently is not, or ceases to be, Confidential Information of Disclosing Party. Receiving Party shall bear the burden of proving independent development using contemporaneous documentary evidence.</text:span></text:p>
      <text:p text:style-name="P16"><text:soft-page-break/><text:span text:style-name="T1">4.</text:span><text:tab/><text:span text:style-name="T2">Confidentiality Obligations</text:span><text:span text:style-name="T1">.</text:span></text:p>
      <text:p text:style-name="P17"><text:span text:style-name="T1">(a)</text:span><text:tab/><text:span text:style-name="T2">Nondisclosure</text:span><text:span text:style-name="T1">. Except as described in </text:span><text:span text:style-name="T5">Section 4(b)</text:span><text:span text:style-name="T1"> (Permitted Disclosure), Receiving Party shall not disclose Confidential Information to anyone.</text:span></text:p>
      <text:p text:style-name="P17"><text:span text:style-name="T1">(b)</text:span><text:tab/><text:span text:style-name="T2">Permitted Disclosure</text:span><text:span text:style-name="T1">. Receiving Party may disclose Confidential Information to the following personnel:</text:span></text:p>
      <text:p text:style-name="P19"><text:span text:style-name="T1">(i)</text:span><text:tab/><text:span text:style-name="T1">if Receiving Party is a legal entity, employees, independent contractors, officers, directors, and agents of Receiving Party (“</text:span><text:span text:style-name="T2">Personnel</text:span><text:span text:style-name="T1">”) who:</text:span></text:p>
      <text:p text:style-name="P20"><text:span text:style-name="T1">(A)</text:span><text:tab/><text:span text:style-name="T1">have a need to know the Confidential Information to advance the Purpose; and</text:span></text:p>
      <text:p text:style-name="P20"><text:span text:style-name="T1">(B)</text:span><text:tab/><text:span text:style-name="T1">have entered written confidentiality agreements with Receiving Party that impose confidentiality obligations, affording as much or more protection as those of this agreement, that apply to the Confidential Information; and</text:span></text:p>
      <text:p text:style-name="P19"><text:span text:style-name="T1">(ii)</text:span><text:tab/><text:span text:style-name="T1">legal and financial advisers providing services to Receiving Party under confidentiality obligations imposed either by law or by professional rules <text:s/>(“</text:span><text:span text:style-name="T2">Advisers</text:span><text:span text:style-name="T1">”).</text:span></text:p>
      <text:p text:style-name="P17"><text:span text:style-name="T1">(c)</text:span><text:tab/><text:span text:style-name="T2">Limited Use</text:span><text:span text:style-name="T1">. Receiving Party shall use Confidential Information only to advance the Purpose.</text:span></text:p>
      <text:p text:style-name="P17"><text:span text:style-name="T1">(d)</text:span><text:tab/><text:span text:style-name="T2">Security Measures</text:span><text:span text:style-name="T1">. Receiving Party shall take measures to secure materials embodying Confidential Information at least as protective as those Receiving Party employs to secure its own Confidential Information, but in any event no less than reasonable measures.</text:span></text:p>
      <text:p text:style-name="P17"><text:span text:style-name="T1">(e)</text:span><text:tab/><text:span text:style-name="T2">Preserve Proprietary Notices</text:span><text:span text:style-name="T1">. Receiving Party shall not remove any proprietary notices attached to materials embodying Confidential Information.</text:span></text:p>
      <text:p text:style-name="P17"><text:span text:style-name="T1">(f)</text:span><text:tab/><text:span text:style-name="T2">No Illegal Dealing in Securities</text:span><text:span text:style-name="T1">.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span></text:p>
      <text:p text:style-name="P17"><text:span text:style-name="T1">(g)</text:span><text:tab/><text:span text:style-name="T2">No Reverse Engineering</text:span><text:span text:style-name="T1">. Receiving Party shall not reverse engineer any material embodying Confidential Information.</text:span></text:p>
      <text:p text:style-name="P17"><text:soft-page-break/><text:span text:style-name="T1">(h)</text:span><text:tab/><text:span text:style-name="T2">Mitigate Legally Required Disclosure</text:span><text:span text:style-name="T1">. The following obligations apply when the law requires disclosure of Confidential Information and when Receiving Party reasonably expects that the law may require disclosure of Confidential Information:</text:span></text:p>
      <text:p text:style-name="P19"><text:span text:style-name="T1">(i)</text:span><text:tab/><text:bookmark-start text:name="__DdeLink__376_566228960"/><text:span text:style-name="T2">Give Notice of Required Disclosure</text:span><text:bookmark-end text:name="__DdeLink__376_566228960"/><text:span text:style-name="T1">.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text:span></text:p>
      <text:p text:style-name="P19"><text:span text:style-name="T1">(ii)</text:span><text:tab/><text:span text:style-name="T2">Reimburse Expenses of Cooperation</text:span><text:span text:style-name="T1">. Disclosing Party shall reimburse Receiving Party's reasonable out-of-pocket expenses of cooperating in any proceeding described in </text:span><text:span text:style-name="T5">Section 4(h)(i)</text:span><text:span text:style-name="T1"> (Give Notice of Required Disclosure).</text:span></text:p>
      <text:p text:style-name="P17"><text:span text:style-name="T1">(i)</text:span><text:tab/><text:span text:style-name="T2">Give Notice of Leaks</text:span><text:span text:style-name="T1">. Receiving Party shall give Disclosing Party notice when Receiving Party becomes aware, suspects, or anticipates that Confidential Information has been or will be disclosed or used in breach of this agreement or other confidentiality agreements with Disclosing Party.</text:span></text:p>
      <text:p text:style-name="P18"><text:span text:style-name="T1">(j)</text:span><text:tab/><text:span text:style-name="T2">Return and Destruction</text:span><text:span text:style-name="T1">.</text:span></text:p>
      <text:p text:style-name="P19"><text:span text:style-name="T1">(i)</text:span><text:tab/><text:span text:style-name="T1">Subject to </text:span><text:span text:style-name="T5">Section 4(k)</text:span><text:span text:style-name="T1"> (Records Policy), when this agreement terminates, Receiving Party shall promptly:</text:span></text:p>
      <text:p text:style-name="P20"><text:span text:style-name="T1">(A)</text:span><text:tab/><text:span text:style-name="T1">return all materials embodying Confidential Information that Disclosing Party provided with request to return; and</text:span></text:p>
      <text:p text:style-name="P20"><text:span text:style-name="T1">(B)</text:span><text:tab/><text:span text:style-name="T1">destroy all parts of other materials that embody Confidential Information.</text:span></text:p>
      <text:p text:style-name="P17"><text:span text:style-name="T1">(k)</text:span><text:tab/><text:span text:style-name="T2">Records Policy</text:span><text:span text:style-name="T1">.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span></text:p>
      <text:p text:style-name="P17"><text:span text:style-name="T1">(l)</text:span><text:tab/><text:span text:style-name="T2">Comply with Export Controls</text:span><text:span text:style-name="T1">. Both parties shall comply with export and reexport laws with respect to Confidential Information.</text:span></text:p>
      <text:p text:style-name="P18"><text:soft-page-break/><text:span text:style-name="T1">(m)</text:span><text:tab/><text:span text:style-name="T2">Compliance and Oversight</text:span><text:span text:style-name="T1">.</text:span></text:p>
      <text:p text:style-name="P19"><text:span text:style-name="T1">(i)</text:span><text:tab/><text:span text:style-name="T1">Receiving Party shall ensure that its Advisers abide by the confidentiality obligations of Receiving Party under this agreement. If Receiving Party is a legal entity, Receiving Party shall also ensure that its Personnel abide by the confidentiality obligations of Receiving Party under this agreement. Breach of Receiving Party obligations by Receiving Party Personnel or Receiving Party Advisers will be deemed breach of this agreement by Receiving Party itself.</text:span></text:p>
      <text:p text:style-name="P19"><text:span text:style-name="T1">(ii)</text:span><text:tab/><text:span text:style-name="T1">If Receiving Party is a legal entity, Receiving Party shall provide Disclosing Party copies of confidentiality agreements with Personnel who receive Confidential Information on Disclosing Party request.</text:span></text:p>
      <text:p text:style-name="P16"><text:span text:style-name="T1">5.</text:span><text:tab/><text:span text:style-name="T6">Clarifications</text:span><text:span text:style-name="T1">.</text:span></text:p>
      <text:p text:style-name="P17"><text:span text:style-name="T1">(a)</text:span><text:tab/><text:span text:style-name="T2">No Obligation to Disclose</text:span><text:span text:style-name="T1">. No terms of this agreement obligate Disclosing Party to disclose any Confidential Information.</text:span></text:p>
      <text:p text:style-name="P17"><text:span text:style-name="T1">(b)</text:span><text:tab/><text:span text:style-name="T2">No Obligation to Do Business</text:span><text:span text:style-name="T1">. No terms of this agreement obligate either party to enter any business relationship or agreement, related to the Purpose or otherwise.</text:span></text:p>
      <text:p text:style-name="P17"><text:span text:style-name="T1">(c)</text:span><text:tab/><text:span text:style-name="T2">No License</text:span><text:span text:style-name="T1">. No terms of this agreement grant any license for any patent, trademark, copyright, or other intellectual property.</text:span></text:p>
      <text:p text:style-name="P17"><text:span text:style-name="T1">(d)</text:span><text:tab/><text:span text:style-name="T2">No Warranty</text:span><text:span text:style-name="T1">. Disclosing Party makes no warranty that Confidential Information will be complete or accurate.</text:span></text:p>
      <text:p text:style-name="P17"><text:span text:style-name="T1">(e)</text:span><text:tab/><text:span text:style-name="T2">Freedom to Operate</text:span><text:span text:style-name="T1">. No terms of this agreement prohibit either party from:</text:span></text:p>
      <text:p text:style-name="P19"><text:span text:style-name="T1">(i)</text:span><text:tab/><text:span text:style-name="T1">competing with the other party;</text:span></text:p>
      <text:p text:style-name="P19"><text:span text:style-name="T1">(ii)</text:span><text:tab/><text:span text:style-name="T1">entering into any business relationship with any non-party; or</text:span></text:p>
      <text:p text:style-name="P19"><text:span text:style-name="T1">(iii)</text:span><text:tab/><text:span text:style-name="T1">assigning and reassigning Personnel and Advisers in its sole discretion.</text:span></text:p>
      <text:p text:style-name="P16"><text:span text:style-name="T1">6.</text:span><text:tab/><text:span text:style-name="T2">18 U.S.C. 1833(b) Notice</text:span><text:span text:style-name="T1">.</text:span></text:p>
      <text:p text:style-name="P17"><text:span text:style-name="T1">(a)</text:span><text:tab/><text:span text:style-name="T1">An individual shall not be held criminally or civilly liable under any Federal or State trade secret law for the disclosure of a trade secret that:</text:span></text:p>
      <text:p text:style-name="P19"><text:span text:style-name="T1">(i)</text:span><text:tab/><text:span text:style-name="T1">is made:</text:span></text:p>
      <text:p text:style-name="P20"><text:span text:style-name="T1">(A)</text:span><text:tab/><text:span text:style-name="T1">in confidence to a Federal, State, or local government official, either directly or indirectly, or to an attorney; and</text:span></text:p>
      <text:p text:style-name="P20"><text:soft-page-break/><text:span text:style-name="T1">(B)</text:span><text:tab/><text:span text:style-name="T1">solely for the purpose of reporting or investigating a suspected violation of law; or</text:span></text:p>
      <text:p text:style-name="P19"><text:span text:style-name="T1">(ii)</text:span><text:tab/><text:span text:style-name="T1">is made in a complaint or other document filed in a lawsuit or other proceeding, if such filing is made under seal.</text:span></text:p>
      <text:p text:style-name="P17"><text:span text:style-name="T1">(b)</text:span><text:tab/><text:span text:style-name="T1">An individual who files a lawsuit for retaliation by an employer for reporting a suspected violation of law may disclose the trade secret to the attorney of the individual and use the trade secret information in the court proceeding, if the individual:</text:span></text:p>
      <text:p text:style-name="P19"><text:span text:style-name="T1">(i)</text:span><text:tab/><text:span text:style-name="T1">files any document containing the trade secret under seal; and</text:span></text:p>
      <text:p text:style-name="P19"><text:span text:style-name="T1">(ii)</text:span><text:tab/><text:span text:style-name="T1">does not disclose the trade secret, except pursuant to court order.</text:span></text:p>
      <text:p text:style-name="P16"><text:span text:style-name="T1">7.</text:span><text:tab/><text:span text:style-name="T2">Term</text:span><text:span text:style-name="T1">.</text:span></text:p>
      <text:p text:style-name="P17"><text:span text:style-name="T1">(a)</text:span><text:tab/><text:span text:style-name="T2">Expiration</text:span><text:span text:style-name="T1">. This agreement will terminate automatically on the first anniversary of the date of this agreement.</text:span></text:p>
      <text:p text:style-name="P17"><text:span text:style-name="T1">(b)</text:span><text:tab/><text:span text:style-name="T2">Termination by Notice</text:span><text:span text:style-name="T1">. Either party may terminate this agreement early by thirty calendar days' prior written notice to the other party.</text:span></text:p>
      <text:p text:style-name="P17"><text:span text:style-name="T1">(c)</text:span><text:tab/><text:span text:style-name="T2">Survival</text:span><text:span text:style-name="T1">. Obligations under </text:span><text:span text:style-name="T5">Section 4</text:span><text:span text:style-name="T1"> (Confidentiality Obligations) for Confidential Information disclosed during the term survive the term of this agreement as follows: </text:span></text:p>
      <text:p text:style-name="P19"><text:span text:style-name="T1">(i)<text:tab/>Obligations for Confidential Information that Receiving Party knew or reasonably should have known constituted a trade secret survive as long as the Confidential Information remains a trade secret.</text:span></text:p>
      <text:p text:style-name="P19"><text:span text:style-name="T1">(ii)<text:tab/>Obligations for other Confidential Information survive for five calendar years from the date of termination.</text:span></text:p>
      <text:p text:style-name="P16"><text:span text:style-name="T1">8.</text:span><text:tab/><text:span text:style-name="T2">General Contract Terms</text:span><text:span text:style-name="T1">.</text:span></text:p>
      <text:p text:style-name="P17"><text:span text:style-name="T1">(a)</text:span><text:tab/><text:span text:style-name="T2">No Assignment or Delegation</text:span><text:span text:style-name="T1">. Neither party may assign any right or delegate any obligation under this agreement without the prior, signed, written consent of the other party. Any attempt to assign or delegate without consent will have no legal effect.</text:span></text:p>
      <text:p text:style-name="P17"><text:span text:style-name="T1">(b)</text:span><text:tab/><text:span text:style-name="T2">Dispute Resolution</text:span><text:span text:style-name="T1">. The law of t</text:span><text:span text:style-name="T3">he state on the accompanying standard form certificate</text:span><text:span text:style-name="T1"> will govern all aspects of this agreement. The parties shall bring legal proceedings related to this agreement only in state or federal courts located in that state. The parties consent to the exclusive jurisdiction of those courts and waive any objection that legal proceedings brought there are brought in an inconvenient </text:span><text:soft-page-break/><text:span text:style-name="T1">forum. The parties may enforce judgments of those courts in any appropriate forum.</text:span></text:p>
      <text:p text:style-name="P17"><text:span text:style-name="T1">(c)</text:span><text:tab/><text:span text:style-name="T2">Legal Relationship</text:span><text:span text:style-name="T1">. The parties to this agreement remain independent contractors. This agreement does not create any partnership, joint venture, agency, or similar relationship between the parties.</text:span></text:p>
      <text:p text:style-name="P17"><text:span text:style-name="T1">(d)</text:span><text:tab/><text:span text:style-name="T2">Written Amendments and Waivers</text:span><text:span text:style-name="T1">. The parties will amend this agreement only by cosigned, written agreement. The parties will waive parts of this agreement, if at all, only by written waiver describing the specific terms waived and in what particular instance, signed by the party waiving.</text:span></text:p>
      <text:p text:style-name="P17"><text:span text:style-name="T1">(e)</text:span><text:tab/><text:span text:style-name="T2">Notices</text:span><text:span text:style-name="T1">. The parties shall send every notice, demand, consent, request, or other communication required or allowed by this agreement:</text:span></text:p>
      <text:p text:style-name="P19"><text:span text:style-name="T1">(i)</text:span><text:tab/><text:span text:style-name="T1">by e-mail to the address the other party provided with their signature; or</text:span></text:p>
      <text:p text:style-name="P19"><text:span text:style-name="T1">(ii)</text:span><text:tab/><text:span text:style-name="T1">by overnight courier, with signature required for delivery, to the address the other party provided with their signature.</text:span></text:p>
      <text:p text:style-name="P21"><text:span text:style-name="T1">Either party may change its e-mail or postal address for later communications by giving notice of a new address.</text:span></text:p>
      <text:p text:style-name="P17"><text:span text:style-name="T1">(f)</text:span><text:tab/><text:span text:style-name="T2">Severability</text:span><text:span text:style-name="T1">. If a court decides that any part of this agreement is invalid or unenforceable for any reason but enforcing the rest of the agreement would serve the purpose of protecting Confidential Information to advance the Purpose, then the rest of this agreement will remain in force.</text:span></text:p>
      <text:p text:style-name="P17"><text:span text:style-name="T1">(g)</text:span><text:tab/><text:span text:style-name="T2">No Third-Party Enforcement</text:span><text:span text:style-name="T1">. Only the parties may enforce rights under this agreement.</text:span></text:p>
      <text:p text:style-name="P17"><text:span text:style-name="T1">(h)</text:span><text:tab/><text:span text:style-name="T2">Entire Agreement</text:span><text:span text:style-name="T1">. The parties intend the terms of this agreement as the final, complete, and only expression of their agreement about protection of Confidential Information exchanged to advance the Purpose.</text:span></text:p>
      <text:p text:style-name="P17"><text:span text:style-name="T1">(i)</text:span><text:tab/><text:span text:style-name="T2">Signature</text:span><text:span text:style-name="T1">. A written or electronically signed copy of this agreement delivered by e-mail or other electronic means has the same legal effect as delivering a printed and signed original.</text:span></text:p>
      <text:p text:style-name="P22">[Signature page follows.]</text:p>
      <text:p text:style-name="P4">The parties are signing this nondisclosure agreement on the dates by their signatures.</text:p>
      <text:p text:style-name="P12"/>
      <text:p text:style-name="P1"><text:span text:style-name="T4">First Party</text:span></text:p>
      <text:p text:style-name="P23">Legal Name:<text:tab/>[Write the legal name of the party proposing the NDA, like “Super Software, Inc.” or “John A. Smith”.]</text:p>
      <text:p text:style-name="P25">Legal Type:<text:tab/>[Write the company’s jurisdiction and legal form, like “Delaware corporation” or “New York resident” for an individual.]</text:p>
      <text:p text:style-name="P13"/>
      <text:p text:style-name="P2">Signature:<text:tab/></text:p>
      <text:p text:style-name="P5">Name:<text:tab/></text:p>
      <text:p text:style-name="P24">Title:<text:tab/>[Leave blank if the party is an individual.]</text:p>
      <text:p text:style-name="P5">Date:<text:tab/><text:tab/></text:p>
      <text:p text:style-name="P5">E-Mail:<text:tab/></text:p>
      <text:p text:style-name="P13"/>
      <text:p text:style-name="P26"><text:span text:style-name="T4">Second Party</text:span></text:p>
      <text:p text:style-name="P23">Legal Name:<text:tab/>[Write the legal name of the party receiving the NDA, like “Quick Welding LLC” or “Jane B. Doe”.]</text:p>
      <text:p text:style-name="P25">Legal Type:<text:tab/>[Write the company’s jurisdiction and legal form, like “Delaware corporation” or “Texas resident” for an individual.]</text:p>
      <text:p text:style-name="P27"/>
      <text:p text:style-name="P3">Signature:<text:tab/></text:p>
      <text:p text:style-name="P6">Name:<text:tab/></text:p>
      <text:p text:style-name="P24"><text:bookmark-start text:name="__DdeLink__367_625047960"/>Title:<text:tab/><text:bookmark-end text:name="__DdeLink__367_625047960"/>[Leave blank if the party is an individual.]</text:p>
      <text:p text:style-name="P7">Date:<text:tab/></text:p>
      <text:p text:style-name="P8">E-Mail:<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DemiLight" svg:font-family="'Noto Sans CJK SC DemiLight'"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line-height="100%" fo:text-align="justify" style:justify-single-word="false" fo:orphans="2" fo:widows="2" fo:hyphenation-ladder-count="no-limit" fo:keep-with-next="always" style:writing-mode="lr-tb"/>
      <style:text-properties fo:color="#00000a" style:font-name="Liberation Sans" fo:font-family="'Liberation Sans'" style:font-family-generic="roman" style:font-pitch="variable" fo:font-size="14pt" fo:language="en" fo:country="US" style:letter-kerning="true" style:font-name-asian="Liberation Serif1" style:font-family-asian="'Liberation Serif'" style:font-family-generic-asian="system" style:font-pitch-asian="variable" style:font-size-asian="14pt" style:language-asian="ar" style:country-asian="SA" fo:hyphenate="false" fo:hyphenation-remain-char-count="2" fo:hyphenation-push-char-count="2"/>
    </style:style>
    <style:style style:name="Text_20_body" style:display-name="Text body" style:family="paragraph" style:parent-style-name="Standard" style:default-outline-level="" style:class="text">
      <style:paragraph-properties fo:margin-top="0in" fo:margin-bottom="0.0972in" loext:contextual-spacing="false" fo:line-height="12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 style:family="paragraph" style:parent-style-name="Text_20_body" style:default-outline-level="" style:class="list">
      <style:paragraph-properties fo:margin-top="0in" fo:margin-bottom="0.0972in" loext:contextual-spacing="false" fo:line-height="12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aption" style:family="paragraph" style:parent-style-name="Standard" style:default-outline-level="" style:class="extra">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fo:font-style="italic" style:letter-kerning="true" style:font-name-asian="Liberation Serif1" style:font-family-asian="'Liberation Serif'" style:font-family-generic-asian="system" style:font-pitch-asian="variable" style:font-size-asian="12pt" style:language-asian="ar" style:country-asian="SA" style:font-style-asian="italic" fo:hyphenate="false" fo:hyphenation-remain-char-count="2" fo:hyphenation-push-char-count="2"/>
    </style:style>
    <style:style style:name="Index" style:family="paragraph" style:parent-style-name="Standard" style:default-outline-level="" style:class="index">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Header" style:family="paragraph" style:parent-style-name="Standard" style:default-outline-level="" style:class="extra">
      <style:paragraph-properties fo:margin-top="0in" fo:margin-bottom="0in" loext: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Footer" style:family="paragraph" style:parent-style-name="Standard" style:default-outline-level="" style:class="extra">
      <style:paragraph-properties fo:margin-top="0in" fo:margin-bottom="0in" loext: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Frame_20_contents" style:display-name="Frame contents" style:family="paragraph" style:parent-style-name="Standard" style:default-outline-level="" style:class="extra">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hyphenate="false" fo:hyphenation-remain-char-count="2" fo:hyphenation-push-char-count="2"/>
    </style:style>
    <style:style style:name="MT1" style:family="text">
      <style:text-properties fo:color="#00000a" style:font-name="Times New Roman" fo:font-size="10pt" fo:language="en" fo:country="US" style:letter-kerning="true" style:font-name-asian="Liberation Serif1" style:font-size-asian="10pt" style:language-asian="ar" style:country-asian="SA"/>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195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571in" fo:margin-left="0in" fo:margin-right="0in" fo:margin-top="0.3181in" style:dynamic-spacing="true"/>
      </style:footer-style>
    </style:page-layout>
  </office:automatic-styles>
  <office:master-styles>
    <style:master-page style:name="Standard" style:page-layout-name="Mpm1">
      <style:footer>
        <text:p text:style-name="MP1"><text:span text:style-name="MT1"><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itchell</meta:initial-creator>
    <meta:creation-date>2015-02-02T04:09:00</meta:creation-date>
    <dc:date>2019-02-13T01:01:00</dc:date>
    <meta:document-statistic meta:table-count="0" meta:image-count="0" meta:object-count="0" meta:page-count="8" meta:paragraph-count="105" meta:word-count="1881" meta:character-count="12824" meta:non-whitespace-character-count="11032"/>
    <meta:generator>LibreOffice/5.2.7.2$Linux_X86_64 LibreOffice_project/20m0$Build-2</meta:generator>
    <meta:user-defined meta:name="AppVersion">15.0000</meta:user-defined>
    <meta:user-defined meta:name="DocSecurity"/>
    <meta:user-defined meta:name="HyperlinksChanged"/>
    <meta:user-defined meta:name="LinksUpToDate"/>
    <meta:user-defined meta:name="ScaleCrop" meta:value-type="string"/>
    <meta:user-defined meta:name="ShareDoc" meta:value-type="string"/>
  </office:meta>
</office:document-meta>
</file>